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0.5pt" style:font-size-complex="12pt"/>
    </style:style>
    <style:style style:name="P2" style:family="paragraph" style:parent-style-name="Standard">
      <style:text-properties style:font-name="Times New Roman" fo:font-size="12pt" style:font-size-asian="12pt" style:font-size-complex="12pt"/>
    </style:style>
    <style:style style:name="T1" style:family="text">
      <style:text-properties style:font-name="Monospace" fo:font-size="10pt" style:font-name-asian="Monospace" style:font-size-asian="10pt" style:font-name-complex="Monospace" style:font-size-complex="10pt"/>
    </style:style>
    <style:style style:name="T2" style:family="text">
      <style:text-properties fo:font-size="10pt" style:font-name-asian="Monospace" style:font-size-asian="10pt" style:font-name-complex="Monospace" style:font-size-complex="10pt"/>
    </style:style>
    <style:style style:name="T3" style:family="text">
      <style:text-properties style:font-name-asian="Monospace" style:font-name-complex="Monospa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lab 4 we implemented two CPUs to see if there was an improvement between using a single CPU and two CPUs to do a rotation transformation on an image.</text:p>
      <text:p text:style-name="Standard"/>
      <text:p text:style-name="Standard">The following results are the average number of cycles per frame that a single CPU preformed</text:p>
      <text:p text:style-name="Standard">the frame was rotating the image 350 degrees</text:p>
      <text:p text:style-name="Standard"/>
      <text:p text:style-name="P2">One CPU : Average <text:span text:style-name="T3">Cycles per CPU 185096693.9</text:span></text:p>
      <text:p text:style-name="P2"><text:span text:style-name="T3"/></text:p>
      <text:p text:style-name="P2"><text:span text:style-name="T3">Two CPUs: Average </text:span><text:span text:style-name="T3">Cycles per CPU 121727169.5</text:span></text:p>
      <text:p text:style-name="P1"><text:span text:style-name="T1"/></text:p>
      <text:p text:style-name="P1"><text:span text:style-name="T3">from this we can see that using two CPUs uses 1.52 times less cycles per CPU which translates to about 1.52 times faster rendering time since both CPUs are running in parallel </text:span></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III</meta:initial-creator>
    <meta:creation-date>2014-03-26T18:39:40</meta:creation-date>
    <dc:date>2014-03-26T19:40:14</dc:date>
    <dc:creator>JOHN III</dc:creator>
    <meta:editing-duration>PT15M4S</meta:editing-duration>
    <meta:editing-cycles>1</meta:editing-cycles>
    <meta:document-statistic meta:table-count="0" meta:image-count="0" meta:object-count="0" meta:page-count="1" meta:paragraph-count="6" meta:word-count="101" meta:character-count="553" meta:non-whitespace-character-count="457"/>
    <meta:generator>LibreOffice/3.5$Linux_x86 LibreOffice_project/350m1$Build-2</meta:generator>
  </office:meta>
</office:document-meta>
</file>